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P6" style:parent-style-name="Normal" style:family="paragraph">
      <style:text-properties fo:language="en" fo:country="GB"/>
    </style:style>
    <style:style style:name="T7" style:parent-style-name="Policepardéfaut" style:family="text">
      <style:text-properties style:font-name="Wingdings" style:font-name-asian="Wingdings" style:font-name-complex="Wingdings"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T10" style:parent-style-name="Policepardéfaut" style:family="text">
      <style:text-properties style:font-name="Wingdings" style:font-name-asian="Wingdings" style:font-name-complex="Wingdings"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Rank format</text:p>
        </text:list-item>
      </text:list>
      <text:p text:style-name="P2">This format allows non strict preference. The rank of each alternative in the preference is filled in for every voters.</text:p>
      <text:p text:style-name="P3"/>
      <text:p text:style-name="Normal"><draw:frame draw:style-name="a0" draw:name="Image 1" text:anchor-type="as-char" svg:x="0in" svg:y="0in" svg:width="6.3in" svg:height="0.93056in" style:rel-width="scale" style:rel-height="scale"><draw:image xlink:href="media/image1.emf" xlink:type="simple" xlink:show="embed" xlink:actuate="onLoad"/><svg:title/><svg:desc/></draw:frame></text:p>
      <text:p text:style-name="Normal"><text:span text:style-name="T4"></text:span></text:p>
      <text:p text:style-name="Normal"><draw:frame draw:style-name="a1" draw:name="Image 2" text:anchor-type="as-char" svg:x="0in" svg:y="0in" svg:width="6.3in" svg:height="0.93056in" style:rel-width="scale" style:rel-height="scale"><draw:image xlink:href="media/image2.emf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5">Profile format</text:p>
        </text:list-item>
      </text:list>
      <text:p text:style-name="P6">This format allows only strict preference. The preference for each voters is<text:s/>filled in.</text:p>
      <text:p text:style-name="Normal"><draw:frame draw:style-name="a2" draw:name="Image 3" text:anchor-type="as-char" svg:x="0in" svg:y="0in" svg:width="5.34236in" svg:height="1.17153in" style:rel-width="scale" style:rel-height="scale"><draw:image xlink:href="media/image3.emf" xlink:type="simple" xlink:show="embed" xlink:actuate="onLoad"/><svg:title/><svg:desc/></draw:frame></text:p>
      <text:p text:style-name="Normal"><text:span text:style-name="T7"></text:span></text:p>
      <text:p text:style-name="Normal"><draw:frame draw:style-name="a3" draw:name="Image 4" text:anchor-type="as-char" svg:x="0in" svg:y="0in" svg:width="5.34236in" svg:height="1.17153in" style:rel-width="scale" style:rel-height="scale"><draw:image xlink:href="media/image4.emf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8">Election data format</text:p>
        </text:list-item>
      </text:list>
      <text:p text:style-name="P9">This format is very useful to represent a lot of data.</text:p>
      <text:soft-page-break/>
      <text:p text:style-name="Normal"><draw:frame draw:style-name="a4" draw:name="Image 5" text:anchor-type="as-char" svg:x="0in" svg:y="0in" svg:width="5.39792in" svg:height="2.22083in" style:rel-width="scale" style:rel-height="scale"><draw:image xlink:href="media/image5.emf" xlink:type="simple" xlink:show="embed" xlink:actuate="onLoad"/><svg:title/><svg:desc/></draw:frame></text:p>
      <text:p text:style-name="Normal"><text:span text:style-name="T10"></text:span></text:p>
      <text:p text:style-name="Normal"><draw:frame draw:style-name="a5" draw:name="Image 6" text:anchor-type="as-char" svg:x="0in" svg:y="0in" svg:width="5.39792in" svg:height="2.07153in" style:rel-width="scale" style:rel-height="scale"><draw:image xlink:href="media/image6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uis ledoux</meta:initial-creator>
    <dc:creator>louis ledoux</dc:creator>
    <meta:creation-date>2019-05-27T19:23:00Z</meta:creation-date>
    <dc:date>2019-05-27T19:24:00Z</dc:date>
    <meta:template xlink:href="Normal.dotm" xlink:type="simple"/>
    <meta:editing-cycles>3</meta:editing-cycles>
    <meta:editing-duration>PT60S</meta:editing-duration>
    <meta:document-statistic meta:page-count="2" meta:paragraph-count="1" meta:word-count="49" meta:character-count="331" meta:row-count="2" meta:non-whitespace-character-count="283"/>
  </office:meta>
</office:document-meta>
</file>